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ircular Linked List | Set 1 (Introduction and Applications)</text:span></text:p>
      <text:p text:style-name="P1"><text:span text:style-name="T2">Circular linked list is a linked list where all nodes are connected to form a circle. There is no NULL at the end. A circular linked list can be a singly circular linked list or doubly circular linked list.</text:span></text:p>
      <text:p text:style-name="P1"><text:span text:style-name="T2">Advantages of Circular Linked Lists:</text:span></text:p>
      <text:p text:style-name="P1"><text:span text:style-name="T2">1) Any node can be a starting point. We can traverse the whole list by starting from any point. We just need to stop when the first visited node is visited again.</text:span></text:p>
      <text:p text:style-name="P1"><text:span text:style-name="T2">2)<text:s/></text:span><text:span text:style-name="T3">Useful for implementation of queue</text:span><text:span text:style-name="T4">. Unlike this implementation, we don’t need to maintain two pointers for front and rear if we use circular linked list. We can maintain a pointer to the last inserted node and front can always be obtained as next of last.</text:span></text:p>
      <text:p text:style-name="P1"><text:span text:style-name="T4">3)<text:s/></text:span><text:span text:style-name="T5">Circular lists are useful in applications to repeatedly go around the list.</text:span><text:span text:style-name="T6"><text:s/>For example, when multiple applications are running on a PC, it is common for the operating system to put the running applications on a list and then to cycle through them, giving each of them a slice of time to execute, and then making them wait while the CPU is given to another application. It is convenient for the operating system to use a circular list so that when it reaches the end of the list it can cycle around to the front of the list. (Source<text:s/></text:span><text:a xlink:href="http://web.eecs.utk.edu/~bvz/cs140/notes/Dllists/"><text:span text:style-name="T7">http://web.eecs.utk.edu/~bvz/cs140/notes/Dllists/</text:span></text:a><text:span text:style-name="T8">)</text:span></text:p>
      <text:p text:style-name="P1"><text:span text:style-name="T8">4)</text:span><text:span text:style-name="T9"><text:s/>Circular Doubly Linked Lists are used for implementation of advanced data structures like Fibonacci Heap.</text:span></text:p>
      <text:p text:style-name="P1"><text:span text:style-name="T9"/>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